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89cd" officeooo:paragraph-rsid="001a89c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All titles of the document</text:p>
      <text:p text:style-name="Standard">XPath Query: //title</text:p>
      <text:p text:style-name="Standard"/>
      <text:p text:style-name="Standard">[Line 4] title: Everyday Italian</text:p>
      <text:p text:style-name="Standard">[Line 10] title: Harry Potter</text:p>
      <text:p text:style-name="Standard">[Line 16] title: XQuery Kick Start</text:p>
      <text:p text:style-name="Standard">[Line 24] title: XML The foundation of XQuery</text:p>
      <text:p text:style-name="Standard">[Line 28] title: Understanding the XPath specification</text:p>
      <text:p text:style-name="Standard">[Line 36] title: Learning XML</text:p>
      <text:p text:style-name="Standard">[Line 39] title: Introduction</text:p>
      <text:p text:style-name="Standard">[Line 43] title: Markup and Core Concepts</text:p>
      <text:p text:style-name="Standard"/>
      <text:p text:style-name="P2">b. All titles of a book of the document</text:p>
      <text:p text:style-name="Standard">XPath Query: /bookShop/book/title</text:p>
      <text:p text:style-name="Standard"/>
      <text:p text:style-name="Standard">[Line 4] title: Everyday Italian</text:p>
      <text:p text:style-name="Standard">[Line 10] title: Harry Potter</text:p>
      <text:p text:style-name="Standard">[Line 16] title: XQuery Kick Start</text:p>
      <text:p text:style-name="Standard">[Line 36] title: Learning XML</text:p>
      <text:p text:style-name="Standard"/>
      <text:p text:style-name="P2">c. All elements of a chapter</text:p>
      <text:p text:style-name="Standard">XPath Query: /bookShop/book/chapter/*</text:p>
      <text:p text:style-name="Standard"/>
      <text:p text:style-name="Standard">[Line 39] title: Introduction</text:p>
      <text:p text:style-name="Standard">[Line 40] npages: 24</text:p>
      <text:p text:style-name="Standard">[Line 43] title: Markup and Core Concepts</text:p>
      <text:p text:style-name="Standard">[Line 44] npages: 34</text:p>
      <text:p text:style-name="Standard"/>
      <text:p text:style-name="P2">d. All elements of a chapter in a section</text:p>
      <text:p text:style-name="Standard">XPath Query: /bookShop/book/section/chapter/*</text:p>
      <text:p text:style-name="Standard"/>
      <text:p text:style-name="Standard">[Line 24] title: XML The foundation of XQuery</text:p>
      <text:p text:style-name="Standard">[Line 25] npages: 14</text:p>
      <text:p text:style-name="Standard">[Line 28] title: Understanding the XPath specification</text:p>
      <text:p text:style-name="Standard">[Line 29] npages: 15</text:p>
      <text:p text:style-name="Standard"/>
      <text:p text:style-name="Standard"/>
      <text:p text:style-name="P2">e. All elements</text:p>
      <text:p text:style-name="Standard">XPath Query: /*</text:p>
      <text:p text:style-name="Standard"/>
      <text:p text:style-name="Standard">[Line 2] bookShop: </text:p>
      <text:p text:style-name="Standard"><text:s text:c="4"/></text:p>
      <text:p text:style-name="Standard"><text:s text:c="8"/>Everyday Italian</text:p>
      <text:p text:style-name="Standard"><text:s text:c="8"/>Giada De Laurentiis</text:p>
      <text:p text:style-name="Standard"><text:s text:c="8"/>2005</text:p>
      <text:p text:style-name="Standard"><text:s text:c="8"/>30.00</text:p>
      <text:p text:style-name="Standard"><text:s text:c="4"/></text:p>
      <text:p text:style-name="Standard"><text:s text:c="4"/></text:p>
      <text:p text:style-name="Standard"><text:s text:c="8"/>Harry Potter</text:p>
      <text:p text:style-name="Standard"><text:s text:c="8"/>J K. Rowling</text:p>
      <text:p text:style-name="Standard"><text:soft-page-break/><text:s text:c="8"/>2005</text:p>
      <text:p text:style-name="Standard"><text:s text:c="8"/>29.99</text:p>
      <text:p text:style-name="Standard"><text:s text:c="4"/></text:p>
      <text:p text:style-name="Standard"><text:s text:c="4"/></text:p>
      <text:p text:style-name="Standard"><text:s text:c="8"/>XQuery Kick Start</text:p>
      <text:p text:style-name="Standard"><text:s text:c="8"/>James McGovern</text:p>
      <text:p text:style-name="Standard"><text:s text:c="8"/>Per Bothner</text:p>
      <text:p text:style-name="Standard"><text:s text:c="8"/>Kurt Cagle</text:p>
      <text:p text:style-name="Standard"><text:s text:c="8"/>James Linn</text:p>
      <text:p text:style-name="Standard"><text:s text:c="8"/>Vaidyanathan Nagarajan</text:p>
      <text:p text:style-name="Standard"><text:s text:c="8"/></text:p>
      <text:p text:style-name="Standard"><text:s text:c="12"/>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<text:s text:c="12"/>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<text:s text:c="8"/></text:p>
      <text:p text:style-name="Standard"><text:s text:c="8"/>2003</text:p>
      <text:p text:style-name="Standard"><text:s text:c="8"/>49.99</text:p>
      <text:p text:style-name="Standard"><text:s text:c="4"/></text:p>
      <text:p text:style-name="Standard"><text:s text:c="4"/></text:p>
      <text:p text:style-name="Standard"><text:s text:c="8"/>Learning XML</text:p>
      <text:p text:style-name="Standard"><text:s text:c="8"/>Erik T. Ray</text:p>
      <text:p text:style-name="Standard"><text:s text:c="8"/></text:p>
      <text:p text:style-name="Standard"><text:s text:c="12"/>Introduction</text:p>
      <text:p text:style-name="Standard"><text:s text:c="12"/>24</text:p>
      <text:p text:style-name="Standard"><text:s text:c="8"/></text:p>
      <text:p text:style-name="Standard"><text:s text:c="8"/></text:p>
      <text:p text:style-name="Standard"><text:s text:c="12"/>Markup and Core Concepts</text:p>
      <text:p text:style-name="Standard"><text:s text:c="12"/>34</text:p>
      <text:p text:style-name="Standard"><text:s text:c="8"/></text:p>
      <text:p text:style-name="Standard"><text:s text:c="8"/>2003</text:p>
      <text:p text:style-name="Standard"><text:s text:c="8"/>39.95</text:p>
      <text:p text:style-name="Standard"/>
      <text:p text:style-name="P2">f. Titles that have a chapter 1</text:p>
      <text:p text:style-name="Standard">XPath Query: /bookShop/book[chapter/@num='1']/title</text:p>
      <text:p text:style-name="Standard"/>
      <text:p text:style-name="Standard">[Line 36] title: Learning XML</text:p>
      <text:p text:style-name="Standard"/>
      <text:p text:style-name="P2">g. The third book with all its information</text:p>
      <text:p text:style-name="Standard">XPath Query: /bookShop/book[3]</text:p>
      <text:p text:style-name="Standard"/>
      <text:p text:style-name="Standard">[Line 15] book: </text:p>
      <text:p text:style-name="Standard"><text:s text:c="8"/>XQuery Kick Start</text:p>
      <text:p text:style-name="Standard"><text:s text:c="8"/>James McGovern</text:p>
      <text:p text:style-name="Standard"><text:s text:c="8"/>Per Bothner</text:p>
      <text:p text:style-name="Standard"><text:s text:c="8"/>Kurt Cagle</text:p>
      <text:p text:style-name="Standard"><text:soft-page-break/><text:s text:c="8"/>James Linn</text:p>
      <text:p text:style-name="Standard"><text:s text:c="8"/>Vaidyanathan Nagarajan</text:p>
      <text:p text:style-name="Standard"><text:s text:c="8"/></text:p>
      <text:p text:style-name="Standard"><text:s text:c="12"/>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<text:s text:c="12"/>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<text:s text:c="8"/></text:p>
      <text:p text:style-name="Standard"><text:s text:c="8"/>2003</text:p>
      <text:p text:style-name="Standard"><text:s text:c="8"/>49.99</text:p>
      <text:p text:style-name="Standard"/>
      <text:p text:style-name="P2">h. All elements with attributes</text:p>
      <text:p text:style-name="Standard">XPath Query: //*[@*]</text:p>
      <text:p text:style-name="Standard"/>
      <text:p text:style-name="Standard">[Line 3] book: </text:p>
      <text:p text:style-name="Standard"><text:s text:c="8"/>Everyday Italian</text:p>
      <text:p text:style-name="Standard"><text:s text:c="8"/>Giada De Laurentiis</text:p>
      <text:p text:style-name="Standard"><text:s text:c="8"/>2005</text:p>
      <text:p text:style-name="Standard"><text:s text:c="8"/>30.00</text:p>
      <text:p text:style-name="Standard"><text:s text:c="4"/></text:p>
      <text:p text:style-name="Standard">[Line 4] title: Everyday Italian</text:p>
      <text:p text:style-name="Standard">[Line 9] book: </text:p>
      <text:p text:style-name="Standard"><text:s text:c="8"/>Harry Potter</text:p>
      <text:p text:style-name="Standard"><text:s text:c="8"/>J K. Rowling</text:p>
      <text:p text:style-name="Standard"><text:s text:c="8"/>2005</text:p>
      <text:p text:style-name="Standard"><text:s text:c="8"/>29.99</text:p>
      <text:p text:style-name="Standard"><text:s text:c="4"/></text:p>
      <text:p text:style-name="Standard">[Line 10] title: Harry Potter</text:p>
      <text:p text:style-name="Standard">[Line 15] book: </text:p>
      <text:p text:style-name="Standard"><text:s text:c="8"/>XQuery Kick Start</text:p>
      <text:p text:style-name="Standard"><text:s text:c="8"/>James McGovern</text:p>
      <text:p text:style-name="Standard"><text:s text:c="8"/>Per Bothner</text:p>
      <text:p text:style-name="Standard"><text:s text:c="8"/>Kurt Cagle</text:p>
      <text:p text:style-name="Standard"><text:s text:c="8"/>James Linn</text:p>
      <text:p text:style-name="Standard"><text:s text:c="8"/>Vaidyanathan Nagarajan</text:p>
      <text:p text:style-name="Standard"><text:s text:c="8"/></text:p>
      <text:p text:style-name="Standard"><text:s text:c="12"/>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<text:s text:c="12"/>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<text:s text:c="8"/></text:p>
      <text:p text:style-name="Standard"><text:s text:c="8"/>2003</text:p>
      <text:p text:style-name="Standard"><text:soft-page-break/><text:s text:c="8"/>49.99</text:p>
      <text:p text:style-name="Standard"><text:s text:c="4"/></text:p>
      <text:p text:style-name="Standard">[Line 16] title: XQuery Kick Start</text:p>
      <text:p text:style-name="Standard">[Line 22] section: </text:p>
      <text:p text:style-name="Standard"><text:s text:c="12"/>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<text:s text:c="12"/>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<text:s text:c="8"/></text:p>
      <text:p text:style-name="Standard">[Line 23] chapter: 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[Line 27] chapter: 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[Line 35] book: </text:p>
      <text:p text:style-name="Standard"><text:s text:c="8"/>Learning XML</text:p>
      <text:p text:style-name="Standard"><text:s text:c="8"/>Erik T. Ray</text:p>
      <text:p text:style-name="Standard"><text:s text:c="8"/></text:p>
      <text:p text:style-name="Standard"><text:s text:c="12"/>Introduction</text:p>
      <text:p text:style-name="Standard"><text:s text:c="12"/>24</text:p>
      <text:p text:style-name="Standard"><text:s text:c="8"/></text:p>
      <text:p text:style-name="Standard"><text:s text:c="8"/></text:p>
      <text:p text:style-name="Standard"><text:s text:c="12"/>Markup and Core Concepts</text:p>
      <text:p text:style-name="Standard"><text:s text:c="12"/>34</text:p>
      <text:p text:style-name="Standard"><text:s text:c="8"/></text:p>
      <text:p text:style-name="Standard"><text:s text:c="8"/>2003</text:p>
      <text:p text:style-name="Standard"><text:s text:c="8"/>39.95</text:p>
      <text:p text:style-name="Standard"><text:s text:c="4"/></text:p>
      <text:p text:style-name="Standard">[Line 36] title: Learning XML</text:p>
      <text:p text:style-name="Standard">[Line 38] chapter: </text:p>
      <text:p text:style-name="Standard"><text:s text:c="12"/>Introduction</text:p>
      <text:p text:style-name="Standard"><text:s text:c="12"/>24</text:p>
      <text:p text:style-name="Standard"><text:s text:c="8"/></text:p>
      <text:p text:style-name="Standard">[Line 42] chapter: </text:p>
      <text:p text:style-name="Standard"><text:s text:c="12"/>Markup and Core Concepts</text:p>
      <text:p text:style-name="Standard"><text:s text:c="12"/>34</text:p>
      <text:p text:style-name="Standard"/>
      <text:p text:style-name="P2">i. All elements with a category attribute</text:p>
      <text:p text:style-name="Standard">XPath Query: //*[@category]</text:p>
      <text:p text:style-name="Standard"/>
      <text:p text:style-name="Standard">[Line 3] book: </text:p>
      <text:p text:style-name="Standard"><text:s text:c="8"/>Everyday Italian</text:p>
      <text:p text:style-name="Standard"><text:s text:c="8"/>Giada De Laurentiis</text:p>
      <text:p text:style-name="Standard"><text:soft-page-break/><text:s text:c="8"/>2005</text:p>
      <text:p text:style-name="Standard"><text:s text:c="8"/>30.00</text:p>
      <text:p text:style-name="Standard"><text:s text:c="4"/></text:p>
      <text:p text:style-name="Standard">[Line 9] book: </text:p>
      <text:p text:style-name="Standard"><text:s text:c="8"/>Harry Potter</text:p>
      <text:p text:style-name="Standard"><text:s text:c="8"/>J K. Rowling</text:p>
      <text:p text:style-name="Standard"><text:s text:c="8"/>2005</text:p>
      <text:p text:style-name="Standard"><text:s text:c="8"/>29.99</text:p>
      <text:p text:style-name="Standard"><text:s text:c="4"/></text:p>
      <text:p text:style-name="Standard">[Line 15] book: </text:p>
      <text:p text:style-name="Standard"><text:s text:c="8"/>XQuery Kick Start</text:p>
      <text:p text:style-name="Standard"><text:s text:c="8"/>James McGovern</text:p>
      <text:p text:style-name="Standard"><text:s text:c="8"/>Per Bothner</text:p>
      <text:p text:style-name="Standard"><text:s text:c="8"/>Kurt Cagle</text:p>
      <text:p text:style-name="Standard"><text:s text:c="8"/>James Linn</text:p>
      <text:p text:style-name="Standard"><text:s text:c="8"/>Vaidyanathan Nagarajan</text:p>
      <text:p text:style-name="Standard"><text:s text:c="8"/></text:p>
      <text:p text:style-name="Standard"><text:s text:c="12"/></text:p>
      <text:p text:style-name="Standard"><text:s text:c="16"/>XML The foundation of XQuery</text:p>
      <text:p text:style-name="Standard"><text:s text:c="16"/>14</text:p>
      <text:p text:style-name="Standard"><text:s text:c="12"/></text:p>
      <text:p text:style-name="Standard"><text:s text:c="12"/></text:p>
      <text:p text:style-name="Standard"><text:s text:c="16"/>Understanding the XPath specification</text:p>
      <text:p text:style-name="Standard"><text:s text:c="16"/>15</text:p>
      <text:p text:style-name="Standard"><text:s text:c="12"/></text:p>
      <text:p text:style-name="Standard"><text:s text:c="8"/></text:p>
      <text:p text:style-name="Standard"><text:s text:c="8"/>2003</text:p>
      <text:p text:style-name="Standard"><text:s text:c="8"/>49.99</text:p>
      <text:p text:style-name="Standard"><text:s text:c="4"/></text:p>
      <text:p text:style-name="Standard">[Line 35] book: </text:p>
      <text:p text:style-name="Standard"><text:s text:c="8"/>Learning XML</text:p>
      <text:p text:style-name="Standard"><text:s text:c="8"/>Erik T. Ray</text:p>
      <text:p text:style-name="Standard"><text:s text:c="8"/></text:p>
      <text:p text:style-name="Standard"><text:s text:c="12"/>Introduction</text:p>
      <text:p text:style-name="Standard"><text:s text:c="12"/>24</text:p>
      <text:p text:style-name="Standard"><text:s text:c="8"/></text:p>
      <text:p text:style-name="Standard"><text:s text:c="8"/></text:p>
      <text:p text:style-name="Standard"><text:s text:c="12"/>Markup and Core Concepts</text:p>
      <text:p text:style-name="Standard"><text:s text:c="12"/>34</text:p>
      <text:p text:style-name="Standard"><text:s text:c="8"/></text:p>
      <text:p text:style-name="Standard"><text:s text:c="8"/>2003</text:p>
      <text:p text:style-name="Standard"><text:s text:c="8"/>39.95</text:p>
      <text:p text:style-name="Standard"/>
      <text:p text:style-name="P2">j. Books with no cover attribute</text:p>
      <text:p text:style-name="Standard">XPath Query: //book[not(@cover)]</text:p>
      <text:p text:style-name="Standard"/>
      <text:p text:style-name="Standard">[Line 3] book: </text:p>
      <text:p text:style-name="Standard"><text:s text:c="8"/>Everyday Italian</text:p>
      <text:p text:style-name="Standard"><text:s text:c="8"/>Giada De Laurentiis</text:p>
      <text:p text:style-name="Standard"><text:s text:c="8"/>2005</text:p>
      <text:p text:style-name="Standard"><text:soft-page-break/><text:s text:c="8"/>30.00</text:p>
      <text:p text:style-name="Standard"><text:s text:c="4"/></text:p>
      <text:p text:style-name="Standard">[Line 9] book: </text:p>
      <text:p text:style-name="Standard"><text:s text:c="8"/>Harry Potter</text:p>
      <text:p text:style-name="Standard"><text:s text:c="8"/>J K. Rowling</text:p>
      <text:p text:style-name="Standard"><text:s text:c="8"/>2005</text:p>
      <text:p text:style-name="Standard"><text:s text:c="8"/>29.99</text:p>
      <text:p text:style-name="Standard"/>
      <text:p text:style-name="P2">k. Elements with two chapters</text:p>
      <text:p text:style-name="Standard">XPath Query: //book[count(chapter)=2]</text:p>
      <text:p text:style-name="Standard"/>
      <text:p text:style-name="Standard">[Line 35] book: </text:p>
      <text:p text:style-name="Standard"><text:s text:c="8"/>Learning XML</text:p>
      <text:p text:style-name="Standard"><text:s text:c="8"/>Erik T. Ray</text:p>
      <text:p text:style-name="Standard"><text:s text:c="8"/></text:p>
      <text:p text:style-name="Standard"><text:s text:c="12"/>Introduction</text:p>
      <text:p text:style-name="Standard"><text:s text:c="12"/>24</text:p>
      <text:p text:style-name="Standard"><text:s text:c="8"/></text:p>
      <text:p text:style-name="Standard"><text:s text:c="8"/></text:p>
      <text:p text:style-name="Standard"><text:s text:c="12"/>Markup and Core Concepts</text:p>
      <text:p text:style-name="Standard"><text:s text:c="12"/>34</text:p>
      <text:p text:style-name="Standard"><text:s text:c="8"/></text:p>
      <text:p text:style-name="Standard"><text:s text:c="8"/>2003</text:p>
      <text:p text:style-name="Standard"><text:s text:c="8"/>39.95</text:p>
      <text:p text:style-name="Standard"/>
      <text:p text:style-name="P2">l. Book’s about markup languages</text:p>
      <text:p text:style-name="Standard">XPath Query: /bookShop/book[title[contains(text(), 'Markup')]]</text:p>
      <text:p text:style-name="Standard"/>
      <text:p text:style-name="P2">m. Titles whose author’s name value has more than 15 characters</text:p>
      <text:p text:style-name="Standard">XPath Query: //book[string-length(author) &gt; 15]/title</text:p>
      <text:p text:style-name="Standard"/>
      <text:p text:style-name="Standard">[Line 4] title: Everyday Italian</text:p>
      <text:p text:style-name="Standard"/>
      <text:p text:style-name="Standard"/>
      <text:p text:style-name="P2">n. Title of paperback books with more than 30 pages in any chapter</text:p>
      <text:p text:style-name="Standard">XPath Query: //book[@cover='paperback' and chapter/npages &gt; 30]/title</text:p>
      <text:p text:style-name="Standard"/>
      <text:p text:style-name="Standard">[Line 36] title: Learning X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89cd" officeooo:paragraph-rsid="001a89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vid Roldán Ote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4:25:53.880000000</meta:creation-date>
    <dc:date>2023-02-16T14:40:04.628000000</dc:date>
    <meta:editing-duration>PT5M17S</meta:editing-duration>
    <meta:editing-cycles>5</meta:editing-cycles>
    <meta:generator>LibreOffice/7.5.0.3$Windows_X86_64 LibreOffice_project/c21113d003cd3efa8c53188764377a8272d9d6de</meta:generator>
    <meta:print-date>2023-02-16T14:32:12.147000000</meta:print-date>
    <meta:document-statistic meta:table-count="0" meta:image-count="0" meta:object-count="0" meta:page-count="6" meta:paragraph-count="261" meta:word-count="597" meta:character-count="5465" meta:non-whitespace-character-count="3252"/>
  </office:meta>
</office:document-meta>
</file>